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beitsablauf: <text:s text:c="55"/>Dennis, Dieter, Jerome</text:p>
      <text:p text:style-name="P1"/>
      <text:p text:style-name="P1">Skype <text:span text:style-name="T1">17.11. (20 Uhr) (Sonntag)</text:span></text:p>
      <text:p text:style-name="P1">Treffen <text:span text:style-name="T1">18.11.(16 Uhr)(Montag)</text:span></text:p>
      <text:p text:style-name="P1">Skype <text:span text:style-name="T1">20.11 (20 Uhr) <text:s/>(Mittwoch)</text:span></text:p>
      <text:p text:style-name="P4">Skype <text:span text:style-name="T1">21.11 (19 Uhr)</text:span> = <text:span text:style-name="T2">Klausuraufgaben erstellen und besprechen </text:span><text:span text:style-name="T4">(Do)</text:span></text:p>
      <text:p text:style-name="P3"/>
      <text:p text:style-name="P3">DOKU:</text:p>
      <text:p text:style-name="P1"/>
      <text:p text:style-name="P1">Jerome jasmine überarbeiten und hochladen.</text:p>
      <text:p text:style-name="P1">Dennis html validator Text erstellen und hochladen.</text:p>
      <text:p text:style-name="P1">Dieter black box überarbeiten und hochladen.</text:p>
      <text:p text:style-name="P1"/>
      <text:p text:style-name="P1">Nach Präsivortrag, alles nochmal überarbeiten, ergänzen etc.</text:p>
      <text:p text:style-name="P1"/>
      <text:p text:style-name="P1">Klausuraufgaben erstellen, jedes Gruppenmitglied erstellt neun Klausuraufgaben.</text:p>
      <text:p text:style-name="P1"/>
      <text:p text:style-name="P1"/>
      <text:p text:style-name="P3">PRÄSI/ABLAUF:</text:p>
      <text:p text:style-name="P1"/>
      <text:p text:style-name="P1"/>
      <text:p text:style-name="P2">Montag 18.11. Präsi fertig und vortragen üben.</text:p>
      <text:p text:style-name="P1"/>
      <text:p text:style-name="P3">Folienablauf/Schema/Idee</text:p>
      <text:p text:style-name="P1"/>
      <text:p text:style-name="P1">Testing-Pyramide dient als Ablaufplan für die Folien und hilft beim Aufbau der Präsi.</text:p>
      <text:p text:style-name="P1"/>
      <text:p text:style-name="P5">-Idee wird hier noch ergänzt.-</text:p>
      <text:p text:style-name="P1"/>
      <text:p text:style-name="P1"/>
      <text:p text:style-name="P3">ÜBÜNG:</text:p>
      <text:p text:style-name="P3"/>
      <text:p text:style-name="P6">Eine Übung zur Black Box und White Box (Lückentext, Multiplechoice...)</text:p>
      <text:p text:style-name="P6">… Übung zu HTML VALIDATOR( mit Quellcode usw).</text:p>
      <text:p text:style-name="P6">… Übung zu Jasmine (mit Quellcode usw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3T17:47:25.99</meta:creation-date>
    <meta:document-statistic meta:table-count="0" meta:image-count="0" meta:object-count="0" meta:page-count="1" meta:paragraph-count="20" meta:word-count="113" meta:character-count="893"/>
    <dc:date>2013-11-13T18:10:31.70</dc:date>
    <meta:editing-duration>PT7M45S</meta:editing-duration>
    <meta:editing-cycles>1</meta:editing-cycles>
    <meta:generator>OpenOffice/4.0.0$Win32 OpenOffice.org_project/400m3$Build-9702</meta:generator>
  </office:meta>
</office:document-meta>
</file>